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92cm" style:rel-column-width="2150*"/>
    </style:style>
    <style:style style:name="Tableau1.B" style:family="table-column">
      <style:table-column-properties style:column-width="13.208cm" style:rel-column-width="7488*"/>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list-style-name="L3">
      <style:paragraph-properties fo:text-align="justify" style:justify-single-word="false"/>
      <style:text-properties fo:font-size="12pt" style:font-size-asian="12pt" style:font-size-complex="12pt"/>
    </style:style>
    <style:style style:name="P3" style:family="paragraph" style:parent-style-name="Standard" style:list-style-name="L5">
      <style:paragraph-properties fo:text-align="justify" style:justify-single-word="false"/>
      <style:text-properties fo:font-size="12pt" style:font-size-asian="12pt" style:font-size-complex="12pt"/>
    </style:style>
    <style:style style:name="P4" style:family="paragraph" style:parent-style-name="Standard" style:list-style-name="L7">
      <style:paragraph-properties fo:text-align="justify" style:justify-single-word="false"/>
      <style:text-properties fo:font-size="12pt" style:font-size-asian="12pt" style:font-size-complex="12pt"/>
    </style:style>
    <style:style style:name="P5" style:family="paragraph" style:parent-style-name="Standard" style:list-style-name="L6">
      <style:paragraph-properties fo:text-align="justify" style:justify-single-word="false"/>
      <style:text-properties fo:font-size="12pt" style:font-size-asian="12pt" style:font-size-complex="12pt"/>
    </style:style>
    <style:style style:name="P6" style:family="paragraph" style:parent-style-name="Standard" style:list-style-name="L8">
      <style:paragraph-properties fo:text-align="justify" style:justify-single-word="false"/>
      <style:text-properties fo:font-size="12pt" style:font-size-asian="12pt" style:font-size-complex="12pt"/>
    </style:style>
    <style:style style:name="P7" style:family="paragraph" style:parent-style-name="Standard" style:list-style-name="L9">
      <style:paragraph-properties fo:text-align="justify" style:justify-single-word="false"/>
      <style:text-properties fo:font-size="12pt" style:font-size-asian="12pt" style:font-size-complex="12pt"/>
    </style:style>
    <style:style style:name="P8" style:family="paragraph" style:parent-style-name="Standard" style:list-style-name="L10">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fo:background-color="transparent" style:font-size-asian="12pt" style:font-size-complex="12pt"/>
    </style:style>
    <style:style style:name="P10" style:family="paragraph" style:parent-style-name="Standard" style:list-style-name="L4">
      <style:paragraph-properties fo:text-align="justify" style:justify-single-word="false"/>
    </style:style>
    <style:style style:name="P11" style:family="paragraph" style:parent-style-name="Standard" style:list-style-name="L6">
      <style:paragraph-properties fo:text-align="justify" style:justify-single-word="false"/>
    </style:style>
    <style:style style:name="P12" style:family="paragraph" style:parent-style-name="Text_20_body" style:list-style-name="">
      <style:paragraph-properties fo:text-align="center" style:justify-single-word="false"/>
      <style:text-properties fo:font-size="28pt" style:font-size-asian="24.5pt" style:font-size-complex="28pt"/>
    </style:style>
    <style:style style:name="P13" style:family="paragraph" style:parent-style-name="Text_20_body" style:list-style-name="">
      <style:paragraph-properties fo:text-align="center" style:justify-single-word="false"/>
      <style:text-properties fo:font-size="40pt" fo:font-weight="bold" style:font-size-asian="40pt" style:font-weight-asian="bold" style:font-size-complex="40pt" style:font-weight-complex="bold"/>
    </style:style>
    <style:style style:name="P14" style:family="paragraph" style:parent-style-name="Text_20_body" style:list-style-name="">
      <style:paragraph-properties fo:text-align="center" style:justify-single-word="false"/>
      <style:text-properties fo:font-size="12pt" fo:font-weight="bold" style:font-size-asian="10.5pt" style:font-weight-asian="bold" style:font-size-complex="12pt" style:font-weight-complex="bold"/>
    </style:style>
    <style:style style:name="P15" style:family="paragraph" style:parent-style-name="Text_20_body" style:list-style-name="">
      <style:paragraph-properties fo:text-align="center" style:justify-single-word="false">
        <style:tab-stops>
          <style:tab-stop style:position="10.606cm"/>
        </style:tab-stops>
      </style:paragraph-properties>
      <style:text-properties fo:font-size="12pt" fo:font-weight="bold" style:font-size-asian="10.5pt" style:font-weight-asian="bold" style:font-size-complex="12pt" style:font-weight-complex="bold"/>
    </style:style>
    <style:style style:name="P16" style:family="paragraph" style:parent-style-name="Table_20_Contents">
      <style:text-properties style:font-name="Liberation Sans" fo:font-size="13pt" style:font-name-asian="DejaVu Sans" style:font-size-asian="13pt" style:font-name-complex="Lohit Hindi" style:font-size-complex="13pt"/>
    </style:style>
    <style:style style:name="P17" style:family="paragraph" style:parent-style-name="Table_20_Contents">
      <style:paragraph-properties fo:text-align="end" style:justify-single-word="false"/>
      <style:text-properties style:font-name="Liberation Sans" fo:font-size="13pt" style:font-name-asian="DejaVu Sans" style:font-size-asian="13pt" style:font-name-complex="Lohit Hindi" style:font-size-complex="13pt"/>
    </style:style>
    <style:style style:name="P18" style:family="paragraph" style:parent-style-name="Heading_20_1" style:list-style-name="">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 style:list-style-name="L2"/>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style:text-position="super 58%"/>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office:value-type="string">
            <text:p text:style-name="P16">Rémi Lacroix</text:p>
            <text:p text:style-name="P16">Aliénor Latour</text:p>
            <text:p text:style-name="P16">Nathanaël Masri</text:p>
          </table:table-cell>
          <table:table-cell office:value-type="string">
            <text:p text:style-name="P17">Polytech' Paris-Sud</text:p>
            <text:p text:style-name="P17">Cycle ingénieur 2<text:span text:style-name="T3">ème</text:span> année – Spécialité informatique</text:p>
            <text:p text:style-name="P17">2010 / 2011</text:p>
          </table:table-cell>
        </table:table-row>
      </table:table>
      <text:h text:style-name="P18" text:outline-level="1"/>
      <text:h text:style-name="P12" text:outline-level="1"/>
      <text:h text:style-name="P12" text:outline-level="1"/>
      <text:h text:style-name="P13" text:outline-level="1">Projet compilation</text:h>
      <text:h text:style-name="P14" text:outline-level="1"/>
      <text:h text:style-name="P14" text:outline-level="1"/>
      <text:h text:style-name="P14" text:outline-level="1"/>
      <text:h text:style-name="P15" text:outline-level="1">Responsable : Frédéric Voisin</text:h>
      <text:h text:style-name="P19" text:outline-level="1">Avancement du projet</text:h>
      <text:p text:style-name="Text_20_body"/>
      <text:p text:style-name="Text_20_body"/>
      <text:p text:style-name="Text_20_body"/>
      <text:h text:style-name="Heading_20_1" text:outline-level="1">Les vérifications contextuelles</text:h>
      <text:p text:style-name="Text_20_body"/>
      <text:p text:style-name="P1">Afin de simplifier au maximum les vérifications contextuelles, nous avons essayé d'effectuer le maximum de vérification possible lors de l'analyse syntaxique. En effet, l'utilisation de Bison nous déchargeait d'une partie du travail en générant tout le code lié à la grammaire. Nous avons donc fait le choix d'interdire directement dans la grammaire certaines constructions comme les affectations chaînées ou les paramètres de méthode avec une valeur par défaut non placée en fin par exemple. Néanmoins il est certain que ces cas un peu particuliers tendent à complexifier la grammaire et dans certains cas il semble plus raisonnable de faire certaines vérifications plus tardivement. C'est par exemple ce que nous avons fait pour les identificateurs spéciaux <text:span text:style-name="T2">this</text:span> et <text:span text:style-name="T2">super</text:span> que l'on aurait pu considérer comme des mots-clés et traiter avant les vérifications contextuelles mais que nous avons préféré effectuer à ce moment pour ne pas surcharger la grammaire. Dans les vérifications contextuelles sont donc présentes principalement les vérifications qu'il était impossible d'effectuer sans le contexte comme par exemple la vérification des déclarations, des portés ou encore du typage. Nous avons couvert l'ensemble des erreurs contextuelles auxquelles nous avons pensé, cependant nous ne pouvons <text:s/>affirmer avec certitude qu'il n'en manque pas.</text:p>
      <text:p text:style-name="P1"/>
      <text:p text:style-name="P1">Le passage d'attributs hérités étant impossible avec Bison qui ne supporte que les attributs synthétisés, nous construisons nos structures de données à la volée sans faire immédiatement les vérifications contextuelles puisque « l'environnement » contenant les déclarations précédentes n'est disponible qu'au niveau de la liste des classes. Nous attendons donc d'avoir effectué l'analyse syntaxique du code complet d'une classe avant d'effectuer les vérifications contextuelles. Ceci signifie donc que notre compilateur risque de signaler en premier lieu une erreur syntaxique qui serait pourtant située après une erreur qui sera ensuite détectée à la vérification contextuelle (par exemple une erreur de type). Dès qu'une erreur contextuelle est trouvée, nous affichons un message d'erreur informant l'utilisateur sur son type en précisant le numéro de ligne si possible (chaque nœud de l'arbre syntaxique comporte à cette effet le numéro de la ligne à laquelle il correspond) et nous arrêtons le compilateur.</text:p>
      <text:list xml:id="list1275829379" text:style-name="L2">
        <text:list-item>
          <text:p text:style-name="P20">Vérifications contextuelles implémentées</text:p>
        </text:list-item>
      </text:list>
      <text:p text:style-name="P1">Certaines vérifications sont communes à plusieurs entités parmi les classes, attributs, variables locales, méthodes ou paramètres. Nous vérifions ainsi :</text:p>
      <text:list xml:id="list605783119" text:style-name="L3">
        <text:list-item>
          <text:list>
            <text:list-item>
              <text:p text:style-name="P2">qu'aucune entité déclarée (il peut s'agir d'une méthode, d'un attribut, d'une variable locale ou d'un paramètre) ne se nomme « this » ou « super » puisqu'il s'agit d'identificateurs spéciaux non traités comme des mots-clés ;</text:p>
            </text:list-item>
            <text:list-item>
              <text:p text:style-name="P2">qu'aucune entité n'a le même nom qu'une autre de même type et même portée ;</text:p>
            </text:list-item>
            <text:list-item>
              <text:p text:style-name="P2">et que tous les types utilisés ont été déclarés auparavant.</text:p>
            </text:list-item>
          </text:list>
        </text:list-item>
      </text:list>
      <text:p text:style-name="P1"/>
      <text:p text:style-name="P1">Nous avons ensuite des vérifications spécifiques : </text:p>
      <text:list xml:id="list220029478" text:style-name="L4">
        <text:list-item>
          <text:p text:style-name="P10"><text:span text:style-name="T1">pour </text:span><text:span text:style-name="T1">une classe, nous vérifions :</text:span></text:p>
        </text:list-item>
      </text:list>
      <text:list xml:id="list221565605" text:style-name="L5">
        <text:list-item>
          <text:list>
            <text:list-item>
              <text:p text:style-name="P3">s'il y a héritage que la classe mère précisée existe et peut être étendue (puisque les types prédéfinis ne le peuvent pas) ;</text:p>
            </text:list-item>
            <text:list-item>
              <text:p text:style-name="P3"><text:soft-page-break/>qu'elle n'hérite pas d'elle-même ;</text:p>
            </text:list-item>
            <text:list-item>
              <text:p text:style-name="P3">que les paramètres du constructeur de sa classe mère sont bien corrects le cas échéant ;</text:p>
            </text:list-item>
            <text:list-item>
              <text:p text:style-name="P3">et qu'on ne peut pas créer dynamiquement d'objets prédéfinis (classes Entier et Chaine).</text:p>
            </text:list-item>
          </text:list>
        </text:list-item>
      </text:list>
      <text:p text:style-name="P1"/>
      <text:list xml:id="list1030162865" text:style-name="L6">
        <text:list-item>
          <text:p text:style-name="P11"><text:span text:style-name="T1">pour </text:span><text:span text:style-name="T1">un attribut</text:span><text:span text:style-name="T1">, nous vérifions :</text:span></text:p>
        </text:list-item>
      </text:list>
      <text:list xml:id="list238172802" text:style-name="L7">
        <text:list-item>
          <text:list>
            <text:list-item>
              <text:p text:style-name="P4">qu'il ne masque pas d'attribut de ses classes parentes le cas échéant ;</text:p>
            </text:list-item>
            <text:list-item>
              <text:p text:style-name="P4">que sa valeur par défaut si elle existe est d'un type compatible avec le type déclaré ;</text:p>
            </text:list-item>
            <text:list-item>
              <text:p text:style-name="P4">et qu'il est initialisé avec une valeur par défaut ou dans le constructeur s'il est déclaré comme étant constant.</text:p>
            </text:list-item>
          </text:list>
        </text:list-item>
      </text:list>
      <text:p text:style-name="P1"/>
      <text:list xml:id="list1163764405" text:continue-list="list1030162865" text:style-name="L6">
        <text:list-item>
          <text:p text:style-name="P5">pour une méthode, nous vérifions :</text:p>
        </text:list-item>
      </text:list>
      <text:list xml:id="list328848968" text:style-name="L8">
        <text:list-item>
          <text:list>
            <text:list-item>
              <text:p text:style-name="P6">qu'elle n'a pas le même nom qu'un attribut de la classe ;</text:p>
            </text:list-item>
            <text:list-item>
              <text:p text:style-name="P6">qu'elle n'est déclarée comme redéfinie uniquement si elle est effectivement redéfinie et le cas échéant qu'elle a la même signature que la méthode qu'elle redéfinit donc des paramètres de mêmes types et le même type de retour ;</text:p>
            </text:list-item>
            <text:list-item>
              <text:p text:style-name="P6">et qu'elle a une type de retour réel compatible avec le type de retour déclaré.</text:p>
            </text:list-item>
          </text:list>
        </text:list-item>
      </text:list>
      <text:p text:style-name="P1"/>
      <text:list xml:id="list1326150338" text:continue-list="list1163764405" text:style-name="L6">
        <text:list-item>
          <text:p text:style-name="P5">pour les paramètres de méthode, nous vérifions :</text:p>
        </text:list-item>
      </text:list>
      <text:list xml:id="list390564288" text:continue-list="list328848968" text:style-name="L8">
        <text:list-item>
          <text:list>
            <text:list-item>
              <text:p text:style-name="P6">que leur valeur par défaut si elle existe est compatible avec le type attendu et qu'elle ne fait pas référence à « this » ou un attribut de la classe de destination (cf. partie II.b).</text:p>
            </text:list-item>
          </text:list>
        </text:list-item>
      </text:list>
      <text:p text:style-name="P1"/>
      <text:list xml:id="list644166874" text:continue-list="list1326150338" text:style-name="L6">
        <text:list-item>
          <text:p text:style-name="P5">pour les arguments passés à une méthode, nous vérifions :</text:p>
        </text:list-item>
      </text:list>
      <text:list xml:id="list2103479915" text:style-name="L9">
        <text:list-item>
          <text:list>
            <text:list-item>
              <text:p text:style-name="P7">qu'ils sont en nombre suffisant (en prenant en compte les valeurs par défaut) ;</text:p>
            </text:list-item>
            <text:list-item>
              <text:p text:style-name="P7">et qu'ils sont compatibles avec les types attendus.</text:p>
            </text:list-item>
          </text:list>
        </text:list-item>
      </text:list>
      <text:p text:style-name="P1"/>
      <text:p text:style-name="P1">Par ailleurs, on vérifie :</text:p>
      <text:list xml:id="list674794015" text:style-name="L10">
        <text:list-item>
          <text:p text:style-name="P8">qu'on ne manipule pas d'identifiant non déclaré (seuls les identifiants déclarés précédemment sont connus ce qui est relativement naturel pour les classes mais qui est fait artificiellement pour les attributs et les méthodes puisqu'on ne fait la vérification qu'après avoir analysé la classe complètement) ;</text:p>
        </text:list-item>
        <text:list-item>
          <text:p text:style-name="P8">qu'on n'utilise pas de méthode non statique comme une méthode statique (c'est-à-dire avec un nom de classe comme destinataire) ;</text:p>
        </text:list-item>
        <text:list-item>
          <text:p text:style-name="P8">qu'on ne fait pas référence à un attribut non statique dans une méthode statique ;</text:p>
        </text:list-item>
        <text:list-item>
          <text:p text:style-name="P8">qu'on n'utilise « this » ni en dehors d'une classe ni une méthode statique ;</text:p>
        </text:list-item>
        <text:list-item>
          <text:p text:style-name="P8">qu'on n'utilise « super » ni en dehors d'une classe qui a hérité, ni dans une méthode statique ;</text:p>
        </text:list-item>
        <text:list-item>
          <text:p text:style-name="P8">qu'on n'utilise « super » que pour envoyer des messages ;</text:p>
        </text:list-item>
        <text:list-item>
          <text:p text:style-name="P8">qu'on n'utilise « super » lors d'un appel à une méthode que si celle-ci est redéfinie dans la classe (puisque dans le cas contraire « this » et « super » seraient équivalents) ;</text:p>
        </text:list-item>
        <text:list-item>
          <text:p text:style-name="P8">que les opérateurs arithmétiques et de comparaison ne sont utilisés que pour les Entiers ;</text:p>
        </text:list-item>
        <text:list-item>
          <text:p text:style-name="P8">qu'on ne sélectionne un attribut que dans une classe et ses sous-classes puisque les attributs se comportent comme les attributs « protected » de java dans notre langage ;</text:p>
        </text:list-item>
        <text:list-item>
          <text:p text:style-name="P8">qu'on ne sélectionne de manière statique un attribut que s'il est statique ;</text:p>
        </text:list-item>
        <text:list-item>
          <text:p text:style-name="P8">que lors d'une affectation les types sont compatibles ;</text:p>
        </text:list-item>
        <text:list-item>
          <text:p text:style-name="P8">qu'on n'affecte pas de valeur à une constante ;</text:p>
        </text:list-item>
        <text:list-item>
          <text:p text:style-name="P8">que la condition de l'expression conditionnelle d'un if-then-else est de type Entier ;</text:p>
        </text:list-item>
        <text:list-item>
          <text:p text:style-name="P8">et que les parties then et else d'une expression conditionnelle sont de types compatibles.</text:p>
        </text:list-item>
      </text:list>
      <text:p text:style-name="P1"/>
      <text:list xml:id="list402041511" text:continue-list="list1275829379" text:style-name="L2">
        <text:list-item>
          <text:p text:style-name="P20"><text:soft-page-break/>Améliorations possibles</text:p>
        </text:list-item>
      </text:list>
      <text:p text:style-name="P1"/>
      <text:p text:style-name="P1">Un des points les plus complexes au niveau des vérifications contextuelles est la vérification des valeurs par défaut des attributs et des paramètres de fonction. Nous savons que notre gestion n'est pas parfaite du tout à ce niveau.</text:p>
      <text:p text:style-name="P1">En particulier concernant les paramètres de méthode, se pose la question de savoir dans quel contexte est exécutée l'expression correspondant à la valeur par défaut. En effet si l'utilisateur fait référence à un attribut « foo », fait-il référence à l'attribut « foo » de la classe appelante ou de la classe destinataire ? Il semblerait plus logique de considérer la deuxième possibilité comme étant plus plausible (c'est d'ailleurs le choix fait par C++ par exemple) mais dans notre cas il était largement plus simple de générer du code intermédiaire permettant d'évaluer l'expression par défaut avant l'appel et non juste après donc toujours dans le contexte de l'appelant et non de l'appelé. Par conséquent pour éviter les problèmes à l'exécution du code, nous avons pris le parti de bloquer toute référence à « this » ou à un attribut non statique dans les paramètres de méthode. Cependant il s'agit clairement d'une solution permettant de palier au manque de temps pour résoudre le problème de manière plus adéquate.</text:p>
      <text:p text:style-name="P9">Concernant les attributs statiques, une vérification contextuelle est manquante et son absence fait que le code intermédiaire généré peut parfois planter à l'exécution. En raison des choix que nous avons fait pour la génération du code (qui sont décrits plus largement dans la partie III), il ne peut y avoir aucun appel de méthode ou à un constructeur dans l'expression par défaut des attributs statiques sous peine de faire planter l'interpréteur (ce qui signifie en fait que seules des constantes littérales sont acceptables). Les vérifications contextuelles pour ses expressions par défaut sont bien faites en prenant en compte que le contexte est statique mais nous n'avions pas prévu d'avoir à interdire tout appel et nous avons manqué de temps pour ajouter cette vérification. Par ailleurs, cette limitation semble un peu trop restrictive et il serait probablement plus judicieux de modifier la génération de code pour qu'elle ne soit plus nécessaire plutôt que de se contenter de l'ajouter.</text:p>
      <text:p text:style-name="P1"/>
      <text:p text:style-name="P9">Un autre point d'amélioration possible concerne le traitement des erreurs contextuelles qui pourrait être amélioré pour le confort de l'utilisateur.</text:p>
      <text:p text:style-name="P9">Une première étape serait de systématiquement afficher la ligne correspondant à l'erreur détectée. Cela impliquerait principalement de stocker la ligne correspondant à chacune des structures créées lors des vérifications contextuelles. C'est actuellement le cas pour les arbres syntaxiques correspondant aux expressions mais l'information est manquante pour les différentes listes de classe, variables, méthodes, etc manipulées lors des vérifications.</text:p>
      <text:p text:style-name="P9">Une seconde amélioration serait de signaler plusieurs erreurs syntaxiques et/ou contextuelles en une fois plutôt que d'arrêter totalement la compilation à la première erreur détectée. L'utilisateur pourrait ensuite éventuellement corriger plusieurs erreurs en une passe et gagner du temps. Cependant notre décision de ne pas procéder ainsi est motivée par le fait qu'il fait alors avoir une détection d'erreur plus intelligente que celle actuelle pour qu'elle soit réellement utile. En effet, une erreur comme l'oubli d'un point-virgule ou d'une parenthèse à des effets de bord très important et le fait de continuer bêtement l'analyse risquerait de noyer l'utilisateur sous un déluge de fausses erreurs directement liées à la première. Dans l'état actuel des choses et au vu de l'objectif avant tout scolaire du projet, il nous a paru plus raisonnable de se limiter à la première erreur rencontrée pour plus de clarté.</text:p>
      <text:h text:style-name="Heading_20_1" text:outline-level="1">Génération de code intermédiaire</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7T19:01:52</meta:creation-date>
    <dc:date>2011-05-10T19:47:14</dc:date>
    <meta:editing-duration>PT5H1M28S</meta:editing-duration>
    <meta:editing-cycles>232</meta:editing-cycles>
    <meta:generator>LibreOffice/3.3$Linux LibreOffice_project/330m19$Build-202</meta:generator>
    <dc:creator>Rémi </dc:creator>
    <meta:document-statistic meta:table-count="1" meta:image-count="0" meta:object-count="0" meta:page-count="4" meta:paragraph-count="59" meta:word-count="1625" meta:character-count="10099"/>
  </office:meta>
</office:document-meta>
</file>